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8cm" svg:height="1.6cm" svg:x="2cm" svg:y="4.3cm">
          <text:p text:style-name="P1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9cm" svg:height="1.3cm" svg:x="2.3cm" svg:y="2.3cm">
          <draw:text-box>
            <text:p><text:span text:style-name="T1">Nombre de empresario</text:span></text:p>
          </draw:text-box>
        </draw:frame>
        <draw:custom-shape draw:style-name="gr1" draw:text-style-name="P1" draw:layer="layout" svg:width="3.9cm" svg:height="1.9cm" svg:x="15.306cm" svg:y="9.6cm">
          <text:p text:style-name="P1">Añadir</text:p>
          <text:p text:style-name="P1">empresa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3.9cm" svg:height="2cm" svg:x="15.3cm" svg:y="7.1cm">
          <text:p text:style-name="P1">Modificar</text:p>
          <text:p text:style-name="P1">oferta</text:p>
        </draw:rect>
        <draw:custom-shape draw:style-name="gr4" draw:text-style-name="P3" draw:layer="layout" svg:width="5.8cm" svg:height="0.8cm" svg:x="8cm" svg:y="4.3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9cm" svg:height="2.3cm" svg:x="15.3cm" svg:y="4.4cm">
          <text:p text:style-name="P1">Añadir</text:p>
          <text:p text:style-name="P1">oferta</text:p>
        </draw:rect>
        <draw:rect draw:style-name="gr3" draw:text-style-name="P4" draw:layer="layout" svg:width="3.9cm" svg:height="1.6cm" svg:x="15.3cm" svg:y="13.6cm">
          <text:p text:style-name="P1"><text:span text:style-name="T2">Cerrar</text:span></text:p>
          <text:p text:style-name="P1"><text:span text:style-name="T2">sesión</text:span></text:p>
        </draw:rect>
        <draw:custom-shape draw:style-name="gr1" draw:text-style-name="P1" draw:layer="layout" svg:width="11.8cm" svg:height="1.6cm" svg:x="2cm" svg:y="6.3cm">
          <text:p text:style-name="P1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cm" svg:y="6.3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8.2cm">
          <text:p text:style-name="P1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cm" svg:y="8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0.2cm">
          <text:p text:style-name="P1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cm" svg:y="10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12.2cm">
          <text:p text:style-name="P1">Oferta 5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12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14.2cm">
          <text:p text:style-name="P1">Oferta 6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14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16.1cm">
          <text:p text:style-name="P1">Oferta 7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16.1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18.1cm">
          <text:p text:style-name="P1">Oferta 8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18.1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.001cm" svg:y="4.3cm">
          <text:p text:style-name="P1">Oferta 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.001cm" svg:y="4.3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.001cm" svg:y="6.3cm">
          <text:p text:style-name="P1">Oferta 2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.001cm" svg:y="6.3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.001cm" svg:y="8.2cm">
          <text:p text:style-name="P1">Oferta 3<text:tab/>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.001cm" svg:y="8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.001cm" svg:y="10.2cm">
          <text:p text:style-name="P1">Oferta 4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8.001cm" svg:y="10.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20cm">
          <text:p text:style-name="P1">Oferta 9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20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22cm">
          <text:p text:style-name="P1">Oferta 10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22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23.9cm">
          <text:p text:style-name="P1">Oferta 11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23.9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1.9cm" svg:y="25.9cm">
          <text:p text:style-name="P1">Oferta 12 <text:s text:c="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0.8cm" svg:x="7.9cm" svg:y="25.9cm">
          <text:p text:style-name="P3">Salario Jornada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23:34.67</meta:creation-date>
    <dc:date>2020-09-07T11:31:32.94</dc:date>
    <meta:editing-duration>PT27M27S</meta:editing-duration>
    <meta:editing-cycles>6</meta:editing-cycles>
    <meta:generator>OpenOffice/4.1.7$Win32 OpenOffice.org_project/417m1$Build-9800</meta:generator>
    <meta:document-statistic meta:object-count="37"/>
  </office:meta>
</office:document-meta>
</file>